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7.2937in"/>
    </style:style>
    <style:style style:name="co15" style:family="table-column">
      <style:table-column-properties fo:break-before="auto" style:column-width="3.0264in"/>
    </style:style>
    <style:style style:name="co16" style:family="table-column">
      <style:table-column-properties fo:break-before="auto" style:column-width="0.3457in"/>
    </style:style>
    <style:style style:name="co17" style:family="table-column">
      <style:table-column-properties fo:break-before="auto" style:column-width="6.361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4.8492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4.9346in"/>
    </style:style>
    <style:style style:name="co27" style:family="table-column">
      <style:table-column-properties fo:break-before="auto" style:column-width="0.4929in"/>
    </style:style>
    <style:style style:name="co28" style:family="table-column">
      <style:table-column-properties fo:break-before="auto" style:column-width="0.3535in"/>
    </style:style>
    <style:style style:name="co29" style:family="table-column">
      <style:table-column-properties fo:break-before="auto" style:column-width="7.8189in"/>
    </style:style>
    <style:style style:name="co30" style:family="table-column">
      <style:table-column-properties fo:break-before="auto" style:column-width="1.15in"/>
    </style:style>
    <style:style style:name="co31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Archetyp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ultis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s you play with “Nuclear” in the name last 1 extra tur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</table:table>
      <table:table table:name="Special Minions" table:style-name="ta1"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Effect cards which “last X turns” last an extra turn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 office:value-type="string" calcext:value-type="string">
            <text:p>TODO: Considering changing this, it’s identical to Milkman Marauder right no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2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3" office:value-type="string" calcext:value-type="string">
            <text:p>Support Clas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style-name="ce3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style-name="ce3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3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3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3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3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</text:p>
          </table:table-cell>
          <table:table-cell/>
        </table:table-row>
        <table:table-row table:style-name="ro1">
          <table:table-cell table:style-name="ce3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3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3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style-name="ce3" office:value-type="string" calcext:value-type="string">
            <text:p>Clown</text:p>
          </table:table-cell>
          <table:table-cell table:number-columns-repeated="2"/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3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Turtle</text:p>
          </table:table-cell>
          <table:table-cell table:number-columns-repeated="2"/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3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3" office:value-type="string" calcext:value-type="string">
            <text:p>Farm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3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rbidden Frui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3" office:value-type="string" calcext:value-type="string">
            <text:p>Miscellaneous</text:p>
          </table:table-cell>
          <table:table-cell table:number-columns-repeated="2"/>
          <table:table-cell office:value-type="string" calcext:value-type="string">
            <text:p>Chick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When played, turns into any card in the game at random</text:p>
          </table:table-cell>
          <table:table-cell office:value-type="string" calcext:value-type="string">
            <text:p>Will not transform into Ultra Rares</text:p>
          </table:table-cell>
        </table:table-row>
      </table:table>
      <table:table table:name="Field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29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3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0-13T16:31:24.428134917</dc:date>
    <meta:editing-duration>P2DT5H55M11S</meta:editing-duration>
    <meta:editing-cycles>411</meta:editing-cycles>
    <meta:document-statistic meta:table-count="9" meta:cell-count="1361" meta:object-count="0"/>
  </office:meta>
</office:document-meta>
</file>